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.423cm" fo:margin-bottom="0.212cm" style:contextual-spacing="false" style:writing-mode="lr-tb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Text_20_body">
      <style:paragraph-properties fo:margin-top="0cm" fo:margin-bottom="0.247cm" style:contextual-spacing="false" fo:text-align="start" style:justify-single-word="fals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color="#c9211e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bold" officeooo:rsid="001e043f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none" fo:font-weight="normal" officeooo:rsid="001e043f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ovací dokument</text:p>
      <text:p text:style-name="P2">Dobrý den, jmenuji se <text:span text:style-name="T1">Jiří Balhar</text:span><text:span text:style-name="T2"> a toto je </text:span><text:span text:style-name="T3">můj testovací dokument</text:span><text:span text:style-name="T4">. </text:span></text:p>
      <text:p text:style-name="P3"><text:span text:style-name="T4">Zkusím </text:span><text:span text:style-name="T5">různě </text:span><text:span text:style-name="T6">prolínat </text:span><text:span text:style-name="T7">markup </text:span><text:span text:style-name="T5">textem a </text:span><text:span text:style-name="T8">schválně co se podaří správně </text:span><text:span text:style-name="T9">přeložit</text:span><text:span text:style-name="T8">. </text:span><text:span text:style-name="T10">Taky sem dám jednu větu za druhou. </text:span><text:span text:style-name="T11">Mezi větami by měly být mezery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cs" fo:country="CZ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8:42:53</meta:creation-date>
    <dc:language>cs-CZ</dc:language>
    <dc:date>2024-09-09T16:54:04.695698577</dc:date>
    <meta:editing-cycles>2</meta:editing-cycles>
    <meta:editing-duration>PT1M39S</meta:editing-duration>
    <meta:generator>LibreOffice/24.8.0.3$Linux_X86_64 LibreOffice_project/480$Build-3</meta:generator>
    <meta:document-statistic meta:table-count="0" meta:image-count="0" meta:object-count="0" meta:page-count="1" meta:paragraph-count="3" meta:word-count="39" meta:character-count="230" meta:non-whitespace-character-count="193"/>
    <meta:user-defined meta:name="AppVersion">15.0000</meta:user-defined>
  </office:meta>
</office:document-meta>
</file>